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 whom it may concern,</text:p>
      <text:p text:style-name="Standard">I'm writing to be considered for the &lt;Graduate Program 2025&gt; opening that was posted on your &lt;Careers Page&gt;. The opportunity to make an impact and to learn as much as </text:p>
      <text:p text:style-name="Standard">possible about software engineering as a career at &lt;Fujitsu&gt; is an exciting prospect.</text:p>
      <text:p text:style-name="Standard"/>
      <text:p text:style-name="Standard">To introduce myself a little, I'm a Computer Science student with previous military experience, completing my 4th and final year at UNSW.</text:p>
      <text:p text:style-name="Standard">By applying my skills gained through previous technical, academic and work experiences,</text:p>
      <text:p text:style-name="Standard">I'm confident that I can make an immediate contribution to &lt;Fujitsu&gt;.</text:p>
      <text:p text:style-name="Standard"/>
      <text:p text:style-name="Standard">I learned a great deal of technical skills developing a C/C++ Music Visualiser app as a personal project. It featured a from-scratch animated graphical user interface, &lt;creating an engaging user experience&gt;. In addition, it utilised a multithreaded file loader, &lt;resulting in performant system operation&gt;. Furthermore, a CI workflow was used to run static and dynamic analysis, &lt;improving code security and reliability&gt;. Finally, code and assets were hotreloadable at runtime, &lt;offering a flexible design process&gt;</text:p>
      <text:p text:style-name="Standard"/>
      <text:p text:style-name="Standard">I also have work experience in the Royal Australian Navy, where I learned a number of important soft skills. At HMAS Cerberus, I both participated and led a class of 24 in training drills, &lt;requiring strong leadership and communication skills.&gt; I also lived/worked collaboratively in a team of 6, tackling mentally and physically demanding daily tasks. &lt;This experience honed my ability to perform under pressure and excel in high-stakes environments.&gt;</text:p>
      <text:p text:style-name="Standard"/>
      <text:p text:style-name="Standard">During my university studies, I gained valuable experience in &lt;collaborative coding&gt; through various group projects. These projects included a custom object detection algorithm, a microcontroller traffic controller and a forum-style web application.These projects improved my &lt;ability to code in a team&gt;, while &lt;exposing me to a wide range of technologies.&gt;</text:p>
      <text:p text:style-name="Standard">(Furthermore, my high distinction average mark demonstrates my ability to achieve at a high standard.)</text:p>
      <text:p text:style-name="Standard"/>
      <text:p text:style-name="Standard">For these reasons, I feel my background would fit well with &lt;Fujitsu&gt;. </text:p>
      <text:p text:style-name="Standard">I look forward to the possibility of speaking with you further about this position.</text:p>
      <text:p text:style-name="Standard">Thank you for your time and consideration.</text:p>
      <text:p text:style-name="Standard">Ryan McClu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4T09:04:16.184838435</meta:creation-date>
    <meta:generator>LibreOffice/6.4.7.2$Linux_X86_64 LibreOffice_project/40$Build-2</meta:generator>
    <dc:date>2024-09-14T09:05:59.596187647</dc:date>
    <meta:editing-duration>PT1M43S</meta:editing-duration>
    <meta:editing-cycles>1</meta:editing-cycles>
    <meta:document-statistic meta:table-count="0" meta:image-count="0" meta:object-count="0" meta:page-count="1" meta:paragraph-count="14" meta:word-count="337" meta:character-count="2199" meta:non-whitespace-character-count="1874"/>
  </office:meta>
</office:document-meta>
</file>